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1da1" officeooo:paragraph-rsid="00051da1"/>
    </style:style>
    <style:style style:name="P2" style:family="paragraph" style:parent-style-name="Standard">
      <style:text-properties officeooo:rsid="00051da1" officeooo:paragraph-rsid="00079963"/>
    </style:style>
    <style:style style:name="P3" style:family="paragraph" style:parent-style-name="Standard">
      <style:text-properties officeooo:rsid="0008f66e" officeooo:paragraph-rsid="0008f66e"/>
    </style:style>
    <style:style style:name="P4" style:family="paragraph" style:parent-style-name="Standard">
      <style:text-properties fo:font-weight="bold" officeooo:rsid="0008f66e" officeooo:paragraph-rsid="0008f66e" style:font-weight-asian="bold" style:font-weight-complex="bold"/>
    </style:style>
    <style:style style:name="P5" style:family="paragraph" style:parent-style-name="Standard">
      <style:text-properties fo:font-weight="bold" officeooo:rsid="00098a40" officeooo:paragraph-rsid="00098a40" style:font-weight-asian="bold" style:font-weight-complex="bold"/>
    </style:style>
    <style:style style:name="P6" style:family="paragraph" style:parent-style-name="Standard">
      <style:text-properties officeooo:rsid="00098a40" officeooo:paragraph-rsid="00098a40"/>
    </style:style>
    <style:style style:name="T1" style:family="text">
      <style:text-properties officeooo:rsid="00051da1"/>
    </style:style>
    <style:style style:name="T2" style:family="text">
      <style:text-properties officeooo:rsid="0005bcd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98a4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acf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**Camera/depth/registered/points<text:tab/><text:tab/></text:span><text:tab/><text:span text:style-name="T3">point cloud</text:span></text:p>
      <text:p text:style-name="P1">|</text:p>
      <text:p text:style-name="P1">|</text:p>
      <text:p text:style-name="P1">find grasps<text:tab/><text:tab/><text:tab/><text:tab/><text:tab/><text:tab/>-look for possible grasps in a point cloud</text:p>
      <text:p text:style-name="P2">point cloud clicker<text:tab/><text:tab/><text:tab/><text:tab/><text:tab/>-<text:span text:style-name="T2">checks if the point cloud is received for it to <text:tab/><text:tab/><text:tab/><text:tab/><text:tab/><text:tab/><text:tab/><text:tab/>continue with the process</text:span></text:p>
      <text:p text:style-name="P1">grasps sampler<text:tab/><text:tab/><text:tab/><text:tab/><text:tab/>-<text:span text:style-name="T2">checks if the point cloud is received for it to <text:tab/><text:tab/><text:tab/><text:tab/><text:tab/><text:tab/><text:tab/><text:tab/>continue with the process</text:span></text:p>
      <text:p text:style-name="P1"/>
      <text:p text:style-name="P1"/>
      <text:p text:style-name="P3"><text:span text:style-name="T3">**camera/rgb/image_raw</text:span><text:tab/><text:tab/><text:tab/><text:tab/><text:span text:style-name="T3">rgb image</text:span><text:tab/><text:tab/><text:tab/><text:tab/><text:tab/><text:tab/></text:p>
      <text:p text:style-name="P3">|</text:p>
      <text:p text:style-name="P3">|</text:p>
      <text:p text:style-name="P3">ClickedImageClient<text:tab/><text:tab/><text:tab/><text:tab/><text:tab/>-makes the rgb interactive obtaining clicked pixel <text:tab/><text:tab/><text:tab/><text:tab/><text:tab/><text:tab/><text:tab/><text:tab/>coordinate. Then it sends that coordinate as an <text:tab/><text:tab/><text:tab/><text:tab/><text:tab/><text:tab/><text:tab/><text:tab/>action goal to point_cloud_clicker.</text:p>
      <text:p text:style-name="P1"/>
      <text:p text:style-name="P1"/>
      <text:p text:style-name="P4">Pixel coordinate Goal<text:tab/><text:tab/><text:tab/><text:tab/><text:span text:style-name="T4">x and y coordinate</text:span></text:p>
      <text:p text:style-name="P3">|</text:p>
      <text:p text:style-name="P3">|</text:p>
      <text:p text:style-name="P3">point_cloud_clicker<text:tab/><text:tab/><text:tab/><text:tab/><text:tab/><text:span text:style-name="T1">-receives pixel coordinate and looks for points i</text:span>n <text:tab/><text:tab/><text:tab/><text:tab/><text:tab/><text:tab/><text:tab/><text:tab/>the point cloud<text:span text:style-name="T1"> that correspond to that pixel. Then it <text:s/><text:tab/><text:tab/><text:tab/><text:tab/><text:tab/><text:tab/><text:tab/>sends another goal to find_grasps containing point <text:tab/><text:tab/><text:tab/><text:tab/><text:tab/><text:tab/><text:tab/><text:tab/>position in space and the workspace boundaries <text:tab/><text:tab/><text:tab/><text:tab/><text:tab/><text:tab/><text:tab/><text:tab/>around this point in which grasps will be found.</text:span></text:p>
      <text:p text:style-name="P3"/>
      <text:p text:style-name="P5">Point position Goal<text:tab/><text:tab/><text:tab/><text:tab/><text:tab/>point position <text:span text:style-name="T6">&amp;</text:span> workspace boundaries <text:span text:style-name="T6">(10 cm3)</text:span></text:p>
      <text:p text:style-name="P6">|</text:p>
      <text:p text:style-name="P6">|</text:p>
      <text:p text:style-name="P6">find_grasps<text:tab/><text:tab/><text:tab/><text:tab/><text:tab/><text:tab/>-calculates possible grasps whithin the workspace <text:tab/><text:tab/><text:tab/><text:tab/><text:tab/><text:tab/><text:tab/><text:tab/>boundaries with the AGILE code. Publishes a list of <text:tab/><text:tab/><text:tab/><text:tab/><text:tab/><text:tab/><text:tab/>grasps.</text:p>
      <text:p text:style-name="P1"/>
      <text:p text:style-name="P5">List of grasps</text:p>
      <text:p text:style-name="P6">|</text:p>
      <text:p text:style-name="P6">|</text:p>
      <text:p text:style-name="P6">grasps_sampler<text:tab/><text:tab/><text:tab/><text:tab/><text:tab/><text:span text:style-name="T1">-evaluates list of grasps and filter them with the <text:tab/><text:tab/><text:tab/><text:tab/><text:tab/><text:tab/><text:tab/><text:tab/>heuristic evaluator. </text:span>Publishes <text:s/>a list of heuristic <text:tab/><text:tab/><text:tab/><text:tab/><text:tab/><text:tab/><text:tab/><text:tab/>modified grasps.</text:p>
      <text:p text:style-name="P6"/>
      <text:p text:style-name="P5">List of heuristic modified grasps</text:p>
      <text:p text:style-name="P5">|</text:p>
      <text:p text:style-name="P5">|</text:p>
      <text:p text:style-name="P6"><text:span text:style-name="T5">point_and_click<text:tab/><text:tab/><text:tab/><text:tab/><text:tab/>-interactive marker server which will locate a <text:tab/><text:tab/><text:tab/><text:tab/><text:tab/><text:tab/><text:tab/><text:tab/>gripper hand at the grasp location. This will also <text:tab/><text:tab/><text:tab/><text:tab/><text:tab/><text:tab/><text:tab/><text:tab/>send the position of the gripper as a goal for a real <text:tab/><text:tab/><text:tab/><text:tab/><text:tab/><text:tab/><text:tab/><text:tab/>robot arm to execute the grasps by going to the <text:tab/><text:tab/><text:tab/><text:tab/><text:tab/><text:tab/><text:tab/><text:tab/>indicated loc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1:44:41.510084363</meta:creation-date>
    <dc:date>2017-07-18T13:24:23.273931825</dc:date>
    <meta:editing-duration>PT8M30S</meta:editing-duration>
    <meta:editing-cycles>1</meta:editing-cycles>
    <meta:document-statistic meta:table-count="0" meta:image-count="0" meta:object-count="0" meta:page-count="1" meta:paragraph-count="26" meta:word-count="225" meta:character-count="1572" meta:non-whitespace-character-count="1193"/>
    <meta:generator>LibreOffice/4.2.8.2$Linux_X86_64 LibreOffice_project/420m0$Build-2</meta:generator>
  </office:meta>
</office:document-meta>
</file>